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FB500001517802615AE.svm"/>
  <manifest:file-entry manifest:media-type="" manifest:full-path="Pictures/2000000700002A6100003432A296A2A5.svm"/>
  <manifest:file-entry manifest:media-type="" manifest:full-path="Pictures/2000000700002ED3000036790634A5B7.svm"/>
  <manifest:file-entry manifest:media-type="" manifest:full-path="Pictures/2000000700002A2C000008115D3F1E5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3" style:family="paragraph" style:parent-style-name="Text_20_body">
      <style:paragraph-properties fo:text-align="start" style:justify-single-word="false"/>
      <style:text-properties fo:font-weight="normal"/>
    </style:style>
    <style:style style:name="P4" style:family="paragraph" style:parent-style-name="Text_20_body">
      <style:paragraph-properties fo:text-align="start" style:justify-single-word="false"/>
      <style:text-properties fo:font-weight="bold" style:font-weight-asian="bold" style:font-weight-complex="bold"/>
    </style:style>
    <style:style style:name="P5" style:family="paragraph" style:parent-style-name="Text_20_body">
      <style:paragraph-properties fo:text-align="start" style:justify-single-word="false"/>
    </style:style>
    <style:style style:name="P6" style:family="paragraph" style:parent-style-name="Text_20_body">
      <style:paragraph-properties fo:margin-left="0cm" fo:margin-right="0cm" fo:widows="1" fo:text-indent="0cm" style:auto-text-indent="false"/>
    </style:style>
    <style:style style:name="P7" style:family="paragraph" style:parent-style-name="Text_20_body">
      <style:paragraph-properties fo:margin-left="0cm" fo:margin-right="0cm" fo:widows="1" fo:text-indent="0cm" style:auto-text-indent="false"/>
      <style:text-properties fo:font-variant="normal" fo:text-transform="none" fo:color="#222222" fo:letter-spacing="normal" fo:font-style="normal" fo:font-weight="normal"/>
    </style:style>
    <style:style style:name="P8" style:family="paragraph" style:parent-style-name="Text_20_body">
      <style:paragraph-properties fo:margin-left="0cm" fo:margin-right="0cm" fo:widows="1" fo:text-indent="0cm" style:auto-text-indent="false"/>
      <style:text-properties fo:font-variant="normal" fo:text-transform="none" fo:color="#222222" fo:letter-spacing="normal" fo:font-style="normal" fo:font-weight="bold" style:font-weight-asian="bold" style:font-weight-complex="bold"/>
    </style:style>
    <style:style style:name="P9" style:family="paragraph" style:parent-style-name="Text_20_body">
      <style:paragraph-properties fo:margin-left="0cm" fo:margin-right="0cm" fo:widows="1" fo:text-indent="0cm" style:auto-text-indent="false"/>
      <style:text-properties fo:font-variant="normal" fo:text-transform="none" fo:color="#222222" fo:letter-spacing="normal" fo:font-style="normal" fo:font-weight="normal" style:font-weight-asian="normal" style:font-weight-complex="normal"/>
    </style:style>
    <style:style style:name="P10" style:family="paragraph" style:parent-style-name="Text_20_body">
      <style:paragraph-properties fo:margin-left="0cm" fo:margin-right="0cm" fo:widows="1" fo:text-indent="0cm" style:auto-text-indent="false"/>
      <style:text-properties fo:font-variant="normal" fo:text-transform="none" fo:color="#222222" fo:letter-spacing="normal" fo:font-style="normal" fo:font-weight="normal"/>
    </style:style>
    <style:style style:name="P11" style:family="paragraph" style:parent-style-name="Text_20_body">
      <style:paragraph-properties fo:margin-left="0cm" fo:margin-right="0cm" fo:widows="1" fo:text-indent="0cm" style:auto-text-indent="false"/>
    </style:style>
    <style:style style:name="T1" style:family="text">
      <style:text-properties fo:font-variant="normal" fo:text-transform="none" fo:color="#222222" fo:letter-spacing="normal" fo:font-style="normal"/>
    </style:style>
    <style:style style:name="T2" style:family="text">
      <style:text-properties fo:font-variant="normal" fo:text-transform="none" fo:color="#222222" fo:letter-spacing="normal" fo:font-style="normal" fo:font-weight="normal"/>
    </style:style>
    <style:style style:name="T3" style:family="text">
      <style:text-properties fo:font-variant="normal" fo:text-transform="none" fo:color="#222222" fo:letter-spacing="normal" fo:font-style="normal" fo:font-weight="normal" style:font-weight-asian="normal" style:font-weight-complex="normal"/>
    </style:style>
    <style:style style:name="T4" style:family="text">
      <style:text-properties fo:font-variant="normal" fo:text-transform="none" fo:color="#222222" fo:letter-spacing="normal" fo:font-style="normal" fo:font-weight="bold" style:font-weight-asian="bold" style:font-weight-complex="bold"/>
    </style:style>
    <style:style style:name="T5" style:family="text">
      <style:text-properties fo:font-variant="normal" fo:text-transform="none" fo:color="#222222" fo:letter-spacing="normal" fo:font-style="normal" style:text-underline-style="solid" style:text-underline-width="auto" style:text-underline-color="font-color" fo:font-weight="bold" style:font-weight-asian="bold" style:font-weight-complex="bold"/>
    </style:style>
    <style:style style:name="T6" style:family="text">
      <style:text-properties fo:font-variant="normal" fo:text-transform="none" fo:color="#222222" fo:letter-spacing="normal" fo:font-style="normal" style:text-underline-style="none" fo:font-weight="normal" style:font-weight-asian="normal" style:font-weight-complex="normal"/>
    </style:style>
    <style:style style:name="T7" style:family="text">
      <style:text-properties fo:font-variant="normal" fo:text-transform="none" fo:color="#222222" fo:font-size="10pt" fo:letter-spacing="normal" fo:font-style="normal" fo:font-weight="normal"/>
    </style:style>
    <style:style style:name="T8" style:family="text">
      <style:text-properties fo:font-variant="normal" fo:text-transform="none" fo:color="#222222"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9" style:family="text">
      <style:text-properties fo:font-variant="normal" fo:text-transform="none" fo:color="#000000" fo:letter-spacing="normal" fo:font-style="normal" style:text-underline-style="none"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CSS</text:p>
      <text:p text:style-name="P1"/>
      <text:p text:style-name="P3"><text:span text:style-name="Strong_20_Emphasis"><text:span text:style-name="T8">Ejercicio 1: </text:span></text:span><text:span text:style-name="T4">Describe los elementos de la hoja de estilos. Para ello utiliza los apuntes o cualquiera de las referencias propuestas:</text:span></text:p>
      <text:p text:style-name="P5"><text:span text:style-name="T4">-body:</text:span><text:span text:style-name="T3"> Establece el color del fondo a "tan"(</text:span><text:a xlink:type="simple" xlink:href="http://www.w3schools.com/tags/ref_color_tryit.asp?hex=D2B48C" office:target-frame-name="_blank" xlink:show="new" text:style-name="Internet_20_link" text:visited-style-name="Visited_20_Internet_20_Link"><text:span text:style-name="T9">#D2B48C</text:span></text:a><text:span text:style-name="T3">).</text:span></text:p>
      <text:p text:style-name="P4"><text:span text:style-name="T1">-h1: </text:span><text:span text:style-name="T3">Establece el color del título a "maroon" (#800000), y el tamaño del mismo a 20pt (1pt=1/72in).</text:span></text:p>
      <text:p text:style-name="P4"><text:span text:style-name="T1">-hr: </text:span><text:span text:style-name="T3">Establece el color de la línea de separación a "navy" (#000080).</text:span></text:p>
      <text:p text:style-name="P4"><text:span text:style-name="T1">-p:</text:span><text:span text:style-name="T3"> Establece el tamaño de la fuente a 12pt, con un margen por la izquierda de 15 píxeles.</text:span></text:p>
      <text:p text:style-name="P4"><text:span text:style-name="T1">-p.verse:</text:span><text:span text:style-name="T3"> Establece el color de la fuente de cada verso a "maroon", con un márgen por la izquierda de 60 píxeles.</text:span></text:p>
      <text:p text:style-name="P4"><text:span text:style-name="T1">a: </text:span><text:span text:style-name="T3">Establece los colores de los hipervínculos en función de su estado. Verdes para estado normal, nmarillo para cuando ya se hayan visitado, negro para cuando se pase el cursor por encima, y azul para el momento en el que se pulsen.</text:span></text:p>
      <text:p text:style-name="P6"><text:span text:style-name="Strong_20_Emphasis"><text:span text:style-name="T5">Ejercicio 2: </text:span></text:span><text:span text:style-name="T4">En la versión inglesa, ¿por qué los últimos 5 párrafos se muestran de forma diferente que los 2 primeros?</text:span></text:p>
      <text:p text:style-name="P9">Porque solo los dos primeros tienen la sentencia class="verse" en la etiqueta &lt;p&gt;, por lo tanto son los únicos a los que se le aplican las reglas de estilo de p.verse. Los últimos 5 párrafos se rigen por la regla de p, no de p.verse.</text:p>
      <text:p text:style-name="P6"><text:span text:style-name="Strong_20_Emphasis"><text:span text:style-name="T5">Ejercicio 3: </text:span></text:span></text:p>
      <text:p text:style-name="P6"><draw:frame draw:style-name="fr1" draw:name="gráficos1" text:anchor-type="paragraph" svg:width="5.648cm" svg:height="8.17cm" draw:z-index="0"><draw:image xlink:href="Pictures/2000000700002ED3000036790634A5B7.svm" xlink:type="simple" xlink:show="embed" xlink:actuate="onLoad"/></draw:frame><draw:frame draw:style-name="fr2" draw:name="gráficos2" text:anchor-type="paragraph" svg:width="5.611cm" svg:height="8.144cm" draw:z-index="1"><draw:image xlink:href="Pictures/2000000700002A6100003432A296A2A5.svm" xlink:type="simple" xlink:show="embed" xlink:actuate="onLoad"/></draw:frame><text:span text:style-name="Strong_20_Emphasis"><text:span text:style-name="T6"/></text:span></text:p>
      <text:p text:style-name="P7">c.- Experimenta cambiando otros atributos de color en el fichero CSS. Por ejemplo, cambia los atributos de color para todos los enlaces. (lista de colores: black, gray, silver, white, navy, blue, aqua, teal, marron, red, purple, fuschia, green, lime, yellow, olive). Captura un pantallazo y añádelo al documento a entregar.</text:p>
      <text:p text:style-name="P7"><draw:frame draw:style-name="fr3" draw:name="gráficos3" text:anchor-type="paragraph" svg:width="10.797cm" svg:height="2.066cm" draw:z-index="2"><draw:image xlink:href="Pictures/2000000700002A2C000008115D3F1E5B.svm" xlink:type="simple" xlink:show="embed" xlink:actuate="onLoad"/></draw:frame></text:p>
      <text:p text:style-name="P6"><text:soft-page-break/><text:span text:style-name="Strong_20_Emphasis"><text:span text:style-name="T2"/></text:span></text:p>
      <text:p text:style-name="P6"><text:span text:style-name="Strong_20_Emphasis"><text:span text:style-name="T5">Ejercicio 4:</text:span></text:span></text:p>
      <text:p text:style-name="P7">a.- Encuentra la línea /*DIVS */ en el fichero estilos.css e inserta debajo la siguiente linea:div.reference {color:slategray; margin-left: 40px;}</text:p>
      <text:p text:style-name="P7">b.- Inserta una regla apropiada debajo de la linea /* Paragraphs */ para cambiar el color de los párrafos con la clase 'comment'.c.- Inserta una regla css bajo la linea/* Headers */ para cambiar el color de las cabeceras 'h2'.</text:p>
      <text:p text:style-name="P8">Hecho en el archivo estilos.css.</text:p>
      <text:p text:style-name="P6"><text:span text:style-name="Strong_20_Emphasis"><text:span text:style-name="T5">Ejercicio 5:</text:span></text:span></text:p>
      <text:p text:style-name="P7">a.- Modifica la altura de la línea horizontal a 10px.</text:p>
      <text:p text:style-name="P8">Hecho en el archivo estilos.css.</text:p>
      <text:p text:style-name="P6"><text:span text:style-name="Strong_20_Emphasis"><text:span text:style-name="T5">Ejercicio 6:</text:span></text:span></text:p>
      <text:p text:style-name="P7">a.- Modifica los estilos para el elemento body para insertar como fondo de la página entera la imagen jabber.2.gif. Debe insertarse centrado verticalmente y a la derecha horizontalmente.</text:p>
      <text:p text:style-name="P7">b.- Utilizando márgenes, asegúrate que los diferentes elementos (hr, por ejemplo) no se superpongan encima de la imagen. (debes averiguar el tamaño de la imagen para ello)</text:p>
      <text:p text:style-name="P8">Hecho en el archivo estilos.css.</text:p>
      <text:p text:style-name="P6"><text:span text:style-name="Strong_20_Emphasis"><text:span text:style-name="T5">Ejercicio 7:</text:span></text:span></text:p>
      <text:p text:style-name="P7">a.- Edita el selector h1 para que quede de la siguiente manera:h1 {color:maroon;font-size:20pt;padding: 10px 10px 10px 10px; /* top-right-bottom-left */background-color: white;border-style: groove double;border-color: blue;border-width: 10px;}</text:p>
      <text:p text:style-name="P7">b.- Añádele la propiedad text-align:center;</text:p>
      <text:p text:style-name="P7">c.- Añádele un margen derecho de 500 pixeles.</text:p>
      <text:p text:style-name="P7">d.- Añádele como imagen de fondo la imagen llamada "backtitle.gif".</text:p>
      <text:p text:style-name="P6"><text:span text:style-name="T2">Captura un pantallazo y añádelo al documento a entregar.</text:span></text:p>
      <text:p text:style-name="P6"><draw:frame draw:style-name="fr4" draw:name="gráficos4" text:anchor-type="paragraph" svg:width="16.999cm" svg:height="3.745cm" draw:z-index="3"><draw:image xlink:href="Pictures/2000000700005FB500001517802615AE.svm"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M27S</meta:editing-duration>
    <meta:editing-cycles>4</meta:editing-cycles>
    <meta:generator>OpenOffice/4.1.1$Win32 OpenOffice.org_project/411m6$Build-9775</meta:generator>
    <dc:date>2015-10-29T08:37:24.01</dc:date>
    <meta:document-statistic meta:table-count="0" meta:image-count="4" meta:object-count="0" meta:page-count="2" meta:paragraph-count="29" meta:word-count="463" meta:character-count="2869"/>
    <meta:user-defined meta:name="Info 1"/>
    <meta:user-defined meta:name="Info 2"/>
    <meta:user-defined meta:name="Info 3"/>
    <meta:user-defined meta:name="Info 4"/>
  </office:meta>
</office:document-meta>
</file>